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4000001F4F91660B584F85E12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4pt" officeooo:rsid="000ae0a4" officeooo:paragraph-rsid="000ae0a4" style:font-size-asian="14pt" style:font-size-complex="14pt"/>
    </style:style>
    <style:style style:name="P2" style:family="paragraph" style:parent-style-name="Standard">
      <style:text-properties style:font-name="Courier New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Courier New" fo:font-size="14pt" fo:font-weight="bold" officeooo:rsid="000ae0a4" officeooo:paragraph-rsid="000ca4c7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Courier New" fo:font-size="14pt" fo:font-weight="bold" officeooo:rsid="000ae0a4" officeooo:paragraph-rsid="000e1290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Courier New" fo:font-size="14pt" fo:font-weight="bold" officeooo:rsid="000ae0a4" officeooo:paragraph-rsid="000f1234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Courier New" fo:font-size="14pt" fo:font-weight="bold" officeooo:rsid="000ae0a4" officeooo:paragraph-rsid="0010eaa7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Courier New" fo:font-size="14pt" fo:font-weight="bold" officeooo:rsid="000ae0a4" officeooo:paragraph-rsid="00134be6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Courier New" fo:font-size="14pt" fo:font-weight="bold" officeooo:rsid="000f1234" officeooo:paragraph-rsid="000f1234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Courier New" fo:font-size="14pt" fo:font-weight="bold" officeooo:rsid="00134be6" officeooo:paragraph-rsid="00134be6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Courier New" fo:font-size="14pt" fo:font-weight="bold" officeooo:rsid="00134be6" officeooo:paragraph-rsid="001521a5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Courier New" fo:font-size="14pt" fo:font-weight="bold" officeooo:rsid="001521a5" officeooo:paragraph-rsid="001521a5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Courier New" fo:font-size="14pt" fo:font-weight="bold" officeooo:paragraph-rsid="0016dab8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Courier New" fo:font-size="14pt" fo:font-weight="bold" officeooo:rsid="0017576b" officeooo:paragraph-rsid="0017576b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Courier New" fo:font-size="14pt" fo:font-weight="bold" officeooo:rsid="001a3994" officeooo:paragraph-rsid="001a3994" fo:background-color="#000000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Courier New" fo:font-size="14pt" fo:font-weight="bold" officeooo:rsid="000f1234" officeooo:paragraph-rsid="000f1234" fo:background-color="#000000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Courier New" fo:font-size="14pt" fo:font-weight="bold" officeooo:rsid="0011b0a5" officeooo:paragraph-rsid="0011b0a5" fo:background-color="#000000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Courier New" fo:font-size="14pt" fo:font-weight="bold" officeooo:rsid="001521a5" officeooo:paragraph-rsid="001521a5" fo:background-color="#000000" style:font-size-asian="14pt" style:font-weight-asian="bold" style:font-size-complex="14pt" style:font-weight-complex="bold"/>
    </style:style>
    <style:style style:name="P18" style:family="paragraph" style:parent-style-name="Standard">
      <style:text-properties style:font-name="Courier New" fo:font-size="14pt" fo:font-weight="normal" officeooo:rsid="000ae0a4" officeooo:paragraph-rsid="000ae0a4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Courier New" fo:font-size="16pt" fo:font-weight="bold" officeooo:rsid="000ae0a4" officeooo:paragraph-rsid="000ae0a4" style:font-size-asian="16pt" style:font-weight-asian="bold" style:font-size-complex="16pt" style:font-weight-complex="bold"/>
    </style:style>
    <style:style style:name="P20" style:family="paragraph" style:parent-style-name="Standard">
      <style:text-properties style:font-name="Courier New" fo:font-size="12pt" fo:font-weight="bold" officeooo:rsid="001d6c66" officeooo:paragraph-rsid="001d6c66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Courier New" fo:font-size="12pt" fo:font-weight="bold" officeooo:rsid="001e5c8f" officeooo:paragraph-rsid="001e5c8f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Courier New" fo:font-size="12pt" fo:letter-spacing="-0.007cm" fo:font-weight="bold" officeooo:rsid="001fd00f" officeooo:paragraph-rsid="001fd00f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Courier New" fo:font-size="12pt" fo:letter-spacing="-0.007cm" fo:font-weight="bold" officeooo:rsid="0020329e" officeooo:paragraph-rsid="001fd00f" style:font-size-asian="12pt" style:font-weight-asian="bold" style:font-size-complex="12pt" style:font-weight-complex="bold"/>
    </style:style>
    <style:style style:name="P24" style:family="paragraph" style:parent-style-name="Standard">
      <style:paragraph-properties fo:break-before="page"/>
      <style:text-properties style:font-name="Courier New" fo:font-size="12pt" fo:font-weight="bold" officeooo:rsid="001d6c66" officeooo:paragraph-rsid="001d6c66" style:font-size-asian="12pt" style:font-weight-asian="bold" style:font-size-complex="12pt" style:font-weight-complex="bold"/>
    </style:style>
    <style:style style:name="T1" style:family="text">
      <style:text-properties fo:color="#ff9900"/>
    </style:style>
    <style:style style:name="T2" style:family="text">
      <style:text-properties fo:color="#ff9900" officeooo:rsid="000ae0a4"/>
    </style:style>
    <style:style style:name="T3" style:family="text">
      <style:text-properties fo:color="#ff9900" officeooo:rsid="001521a5"/>
    </style:style>
    <style:style style:name="T4" style:family="text">
      <style:text-properties officeooo:rsid="000ae0a4"/>
    </style:style>
    <style:style style:name="T5" style:family="text">
      <style:text-properties officeooo:rsid="000ca4c7"/>
    </style:style>
    <style:style style:name="T6" style:family="text">
      <style:text-properties officeooo:rsid="000e1290"/>
    </style:style>
    <style:style style:name="T7" style:family="text">
      <style:text-properties officeooo:rsid="000f1234"/>
    </style:style>
    <style:style style:name="T8" style:family="text">
      <style:text-properties officeooo:rsid="00134be6"/>
    </style:style>
    <style:style style:name="T9" style:family="text">
      <style:text-properties fo:color="#000000"/>
    </style:style>
    <style:style style:name="T10" style:family="text">
      <style:text-properties fo:color="#000000" officeooo:rsid="001521a5"/>
    </style:style>
    <style:style style:name="T11" style:family="text">
      <style:text-properties fo:color="#000000" officeooo:rsid="001e5c8f"/>
    </style:style>
    <style:style style:name="T12" style:family="text">
      <style:text-properties fo:color="#000000" officeooo:rsid="001fd00f"/>
    </style:style>
    <style:style style:name="T13" style:family="text">
      <style:text-properties fo:color="#000000" officeooo:rsid="0020329e"/>
    </style:style>
    <style:style style:name="T14" style:family="text">
      <style:text-properties officeooo:rsid="00192728"/>
    </style:style>
    <style:style style:name="T15" style:family="text">
      <style:text-properties fo:background-color="#000000" loext:char-shading-value="0"/>
    </style:style>
    <style:style style:name="T16" style:family="text">
      <style:text-properties style:use-window-font-color="tru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&gt;&gt;&gt; <text:span text:style-name="T1">print</text:span> 8 - 5</text:p>
      <text:p text:style-name="P2">&gt;&gt;&gt; <text:span text:style-name="T1">print</text:span> 6/2</text:p>
      <text:p text:style-name="P2"><draw:frame draw:style-name="fr1" draw:name="Image1" text:anchor-type="paragraph" svg:x="5.549cm" svg:y="0.081cm" svg:width="5.562cm" svg:height="4.122cm" draw:z-index="0"><draw:image xlink:href="Pictures/10000000000001F4000001F4F91660B584F85E12.png" xlink:type="simple" xlink:show="embed" xlink:actuate="onLoad" loext:mime-type="image/png"/></draw:frame></text:p>
      <text:p text:style-name="P13"><text:span text:style-name="T15">LICZBY CAŁKOWITE i ZMIENNOPRZECINKOWE</text:span><text:line-break/><text:span text:style-name="T14">( INTEGER INT )<text:tab/><text:tab/>( <text:s/>FLOAT <text:s/>)</text:span></text:p>
      <text:p text:style-name="P12">&gt;&gt;&gt; <text:span text:style-name="T1">print</text:span> 3/2</text:p>
      <text:p text:style-name="P12">&gt;&gt;&gt; <text:span text:style-name="T1">print</text:span> 3.0/2</text:p>
      <text:p text:style-name="P12"/>
      <text:p text:style-name="P14">KOLEJNOŚĆ DZIAŁAŃ</text:p>
      <text:p text:style-name="P1">Które z działań jest poprawne?</text:p>
      <text:p text:style-name="P19">2 + 3 * 4 = 20 czy 2 + 3 * 4 = 14</text:p>
      <text:p text:style-name="P18"/>
      <text:p text:style-name="P3">&gt;&gt;&gt; <text:span text:style-name="T1">print</text:span> <text:span text:style-name="T5">(2 + 3) * 4</text:span></text:p>
      <text:p text:style-name="P3"/>
      <text:p text:style-name="P15">POTĘGOWANIE</text:p>
      <text:p text:style-name="P3">&gt;&gt;&gt; <text:span text:style-name="T1">print</text:span> <text:span text:style-name="T5">3 * 3 * 3 * 3 * 3</text:span></text:p>
      <text:p text:style-name="P3">&gt;&gt;&gt; <text:span text:style-name="T1">print</text:span> <text:span text:style-name="T5">3 ** 5</text:span></text:p>
      <text:p text:style-name="P4">&gt;&gt;&gt; <text:span text:style-name="T1">print</text:span> <text:span text:style-name="T6">3 ** 5.5</text:span></text:p>
      <text:p text:style-name="P4"/>
      <text:p text:style-name="P15">MODULO</text:p>
      <text:p text:style-name="P6">&gt;&gt;&gt; <text:span text:style-name="T1">print</text:span> <text:span text:style-name="T7">7 / 2</text:span></text:p>
      <text:p text:style-name="P8">7/2 = 3 reszty 1</text:p>
      <text:p text:style-name="P5">&gt;&gt;&gt; <text:span text:style-name="T1">print</text:span> <text:span text:style-name="T7">7 % 2</text:span></text:p>
      <text:p text:style-name="P5"/>
      <text:p text:style-name="P16">INKREMENTACJA i DEKREMENTACJA</text:p>
      <text:p text:style-name="P7">&gt;&gt;&gt; <text:span text:style-name="T8">liczba = 7</text:span></text:p>
      <text:p text:style-name="P9">&gt;&gt;&gt; liczba += 1</text:p>
      <text:p text:style-name="P9">&gt;&gt;&gt; <text:span text:style-name="T2">print</text:span><text:span text:style-name="T4"> </text:span>liczba</text:p>
      <text:p text:style-name="P9"/>
      <text:p text:style-name="P7">&gt;&gt;&gt; <text:span text:style-name="T8">liczba = 7</text:span></text:p>
      <text:p text:style-name="P9">&gt;&gt;&gt; liczba -= 1</text:p>
      <text:p text:style-name="P9">&gt;&gt;&gt; <text:span text:style-name="T2">print</text:span><text:span text:style-name="T4"> </text:span>liczba</text:p>
      <text:p text:style-name="P9"/>
      <text:p text:style-name="P17">LICZBY OGROMNE i <text:span text:style-name="T16">NOTACJA WYKŁADNICZA</text:span></text:p>
      <text:p text:style-name="P10">&gt;&gt;&gt; <text:span text:style-name="T2">print</text:span><text:span text:style-name="T3"> </text:span><text:span text:style-name="T10">9938712345656.33 * 4823459023067.456</text:span></text:p>
      <text:p text:style-name="P11"><text:span text:style-name="T9"/></text:p>
      <text:p text:style-name="P24"><text:span text:style-name="T9">1. Jaki symbol służy w Pythonie do operacji mnożenia?</text:span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>2. Co zwróci Python w wyniku działania <text:s/>8 / 3 ?</text:span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>3. </text:span><text:span text:style-name="T11">W jaki sposób możesz zwrócić resztę z dzielenia <text:s/>8 / 3 <text:s/>?</text:span></text:p>
      <text:p text:style-name="P20"><text:span text:style-name="T11"/></text:p>
      <text:p text:style-name="P20"><text:span text:style-name="T11"/></text:p>
      <text:p text:style-name="P20"><text:span text:style-name="T11"/></text:p>
      <text:p text:style-name="P20"><text:span text:style-name="T11"/></text:p>
      <text:p text:style-name="P20"><text:span text:style-name="T11"/></text:p>
      <text:p text:style-name="P20"><text:span text:style-name="T11"/></text:p>
      <text:p text:style-name="P21"><text:span text:style-name="T9">4. </text:span><text:span text:style-name="T12">W jaki sposób możesz zwrócić wynik dzielenia 8 / 3 w postaci ułamka dziesiętnego?</text:span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1"><text:span text:style-name="T12"/></text:p>
      <text:p text:style-name="P22"><text:span text:style-name="T9">5. </text:span><text:span text:style-name="T13">Jak za pomocą Pythona możesz inną metodą obliczyć 6 * 6 * 6 * 6 ?</text:span></text:p>
      <text:p text:style-name="P23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Kaczor</meta:initial-creator>
    <meta:creation-date>2017-11-01T10:34:22.127343000</meta:creation-date>
    <dc:date>2017-11-01T11:06:06.106351000</dc:date>
    <dc:creator>Paweł Kaczor</dc:creator>
    <meta:editing-duration>PT31M34S</meta:editing-duration>
    <meta:editing-cycles>21</meta:editing-cycles>
    <meta:generator>LibreOffice/5.4.1.2$MacOSX_X86_64 LibreOffice_project/ea7cb86e6eeb2bf3a5af73a8f7777ac570321527</meta:generator>
    <meta:document-statistic meta:table-count="0" meta:image-count="1" meta:object-count="0" meta:page-count="2" meta:paragraph-count="31" meta:word-count="192" meta:character-count="860" meta:non-whitespace-character-count="693"/>
  </office:meta>
</office:document-meta>
</file>